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0245af" officeooo:paragraph-rsid="000245af" style:font-size-asian="15.75pt" style:font-weight-asian="bold" style:font-size-complex="18pt" style:font-weight-complex="bold"/>
    </style:style>
    <style:style style:name="P2" style:family="paragraph" style:parent-style-name="Standard" style:list-style-name="L1">
      <style:text-properties fo:font-size="14pt" fo:font-weight="normal" officeooo:rsid="000245af" officeooo:paragraph-rsid="000245af" style:font-size-asian="12.25pt" style:font-weight-asian="normal" style:font-size-complex="14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fo:font-weight="normal" officeooo:rsid="000245af" officeooo:paragraph-rsid="000245af" style:font-size-asian="12.25pt" style:font-weight-asian="normal" style:font-size-complex="14pt" style:font-weight-complex="normal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fo:font-weight="normal" style:font-size-asian="12.25pt" style:font-weight-asian="normal" style:font-size-complex="14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 SET JWT IN ENVIRONMENT VARIABLE IN LINUX</text:p>
      <text:list xml:id="list2358691553" text:style-name="L1">
        <text:list-item>
          <text:p text:style-name="P2">First type this command in terminal --- <text:s text:c="2"/>“gedit ~/.bashrc”</text:p>
        </text:list-item>
        <text:list-item>
          <text:p text:style-name="P2">Then in the .bashrc file write</text:p>
          <text:list>
            <text:list-item>
              <text:list>
                <text:list-item>
                  <text:list>
                    <text:list-header>
                      <text:p text:style-name="P3">export VARIABLE_NAME=’variable value’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3">Then save it and open the terminal once and check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7:17:52.206708775</meta:creation-date>
    <dc:date>2019-03-06T17:22:05.196886927</dc:date>
    <meta:editing-duration>PT4M17S</meta:editing-duration>
    <meta:editing-cycles>1</meta:editing-cycles>
    <meta:document-statistic meta:table-count="0" meta:image-count="0" meta:object-count="0" meta:page-count="1" meta:paragraph-count="5" meta:word-count="40" meta:character-count="222" meta:non-whitespace-character-count="189"/>
    <meta:generator>LibreOffice/6.0.7.3$Linux_X86_64 LibreOffice_project/00m0$Build-3</meta:generator>
  </office:meta>
</office:document-meta>
</file>